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text-properties officeooo:rsid="0004320d" officeooo:paragraph-rsid="0004320d"/>
    </style:style>
    <style:style style:name="P3" style:family="paragraph" style:parent-style-name="Standard">
      <style:paragraph-properties fo:margin-left="3.752cm" fo:margin-right="0cm" fo:text-indent="0cm" style:auto-text-indent="false"/>
    </style:style>
    <style:style style:name="P4" style:family="paragraph" style:parent-style-name="Standard">
      <style:paragraph-properties fo:margin-left="3.752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3.752cm" fo:margin-right="0cm" fo:text-indent="0cm" style:auto-text-indent="false"/>
      <style:text-properties fo:font-size="12pt" fo:font-weight="normal" officeooo:rsid="00046ad5" officeooo:paragraph-rsid="00046ad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3.752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3.752cm" fo:margin-right="0cm" fo:text-indent="0cm" style:auto-text-indent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/>
    </style:style>
    <style:style style:name="P9" style:family="paragraph" style:parent-style-name="Standard">
      <style:paragraph-properties fo:margin-left="2.54cm" fo:margin-right="0cm" fo:text-indent="0cm" style:auto-text-indent="false"/>
      <style:text-properties fo:font-style="italic" style:font-style-asian="italic"/>
    </style:style>
    <style:style style:name="P10" style:family="paragraph" style:parent-style-name="Standard">
      <style:paragraph-properties fo:margin-left="2.54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2.54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tyle="italic" style:font-style-asian="italic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small-caps" fo:font-weight="bold" style:font-weight-asian="bold"/>
    </style:style>
    <style:style style:name="P17" style:family="paragraph" style:parent-style-name="Standard" style:master-page-name="Standard">
      <style:paragraph-properties style:page-number="auto"/>
      <style:text-properties fo:language="en" fo:country="US" style:language-asian="zxx" style:country-asian="none"/>
    </style:style>
    <style:style style:name="P18" style:family="paragraph" style:parent-style-name="Standard">
      <style:text-properties fo:font-size="12pt" fo:font-weight="bold" officeooo:rsid="00046ad5" officeooo:paragraph-rsid="0004ef5a" style:font-size-asian="12pt" style:font-weight-asian="bold" style:font-size-complex="12pt"/>
    </style:style>
    <style:style style:name="P19" style:family="paragraph" style:parent-style-name="Standard">
      <style:text-properties fo:font-size="12pt" fo:font-weight="bold" officeooo:rsid="0004ef5a" officeooo:paragraph-rsid="0004ef5a" style:font-size-asian="12pt" style:font-weight-asian="bold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15be5"/>
    </style:style>
    <style:style style:name="T6" style:family="text">
      <style:text-properties officeooo:rsid="00025e44"/>
    </style:style>
    <style:style style:name="T7" style:family="text">
      <style:text-properties officeooo:rsid="0004320d"/>
    </style:style>
    <style:style style:name="T8" style:family="text">
      <style:text-properties officeooo:rsid="00046ad5"/>
    </style:style>
    <style:style style:name="T9" style:family="text">
      <style:text-properties officeooo:rsid="0004ef5a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Standard"><text:span text:style-name="T1">Elisabet Laitinen</text:span><text:tab/><text:tab/><text:tab/><text:tab/><text:span text:style-name="T1">ANSIOLUETTELO</text:span></text:p>
      <text:p text:style-name="Standard">01.10.1985</text:p>
      <text:p text:style-name="P2">Vainiotie 2 c 10</text:p>
      <text:p text:style-name="Standard">01370 Vantaa<text:tab/><text:tab/></text:p>
      <text:p text:style-name="Standard">050-3789201<text:tab/><text:tab/><text:tab/><text:tab/><text:tab/><text:span text:style-name="T9">29</text:span>.<text:span text:style-name="T9">11</text:span>.201<text:span text:style-name="T7">9</text:span></text:p>
      <text:p text:style-name="Standard">el<text:span text:style-name="T6">isabet.laitinen@hus.fi</text:span></text:p>
      <text:p text:style-name="Standard"/>
      <text:p text:style-name="Standard"/>
      <text:p text:style-name="Standard"/>
      <text:p text:style-name="Standard"/>
      <text:p text:style-name="Standard"/>
      <text:p text:style-name="P1">KOULUTUS</text:p>
      <text:p text:style-name="P7">Metropolia AMK, 2015</text:p>
      <text:p text:style-name="P3">Kätilö, sairaanhoitaja</text:p>
      <text:p text:style-name="P9"/>
      <text:p text:style-name="P9"><text:tab/><text:span text:style-name="T3">Vaskivuoren lukio 2004</text:span></text:p>
      <text:p text:style-name="P9"><text:span text:style-name="T3"><text:tab/></text:span><text:span text:style-name="T4">Ylioppilas</text:span></text:p>
      <text:p text:style-name="P10"/>
      <text:p text:style-name="P12"><text:tab/><text:tab/><text:tab/></text:p>
      <text:p text:style-name="Standard"/>
      <text:p text:style-name="P1">TYÖKOKEMUS</text:p>
      <text:p text:style-name="P1"><text:tab/><text:tab/><text:tab/></text:p>
      <text:p text:style-name="P18"><text:tab/><text:tab/><text:tab/><text:span text:style-name="T9">HUS Naistenklinikka, synnyttäneiden osasto 61, 21.10.2019 -</text:span></text:p>
      <text:p text:style-name="P19"><text:tab/><text:tab/><text:tab/><text:span text:style-name="T10">Kätilö</text:span></text:p>
      <text:p text:style-name="P18"/>
      <text:p text:style-name="P18"><text:tab/><text:tab/><text:tab/>HUS Naistenklinikka, synnytysosasto <text:span text:style-name="T9">(työkierto)</text:span>, 8.10.2018 – <text:span text:style-name="T9">20.10.2019</text:span></text:p>
      <text:p text:style-name="P5">Kätilö</text:p>
      <text:p text:style-name="P6"/>
      <text:p text:style-name="P6"><text:span text:style-name="T8">HUS </text:span>Kätilöopisto Perhepesä/Naistenklinikka <text:span text:style-name="T5">os. 61</text:span>, kesä 2016-<text:span text:style-name="T8">7.10.2018</text:span></text:p>
      <text:p text:style-name="P4">Kätilö</text:p>
      <text:p text:style-name="P6"/>
      <text:p text:style-name="P6"><text:span text:style-name="T8">HUS </text:span>Kätilöopisto, lapsivuodeosasto 9, kesä 2013</text:p>
      <text:p text:style-name="P3">Kätilön sijainen</text:p>
      <text:p text:style-name="P8"><text:s/></text:p>
      <text:p text:style-name="P14"><text:tab/><text:tab/><text:tab/><text:span text:style-name="T8">HUS </text:span>Lastenklinikka sydänosasto, kesä 2011</text:p>
      <text:p text:style-name="P3">Sairaanhoitajan sijainen</text:p>
      <text:p text:style-name="P8"/>
      <text:p text:style-name="P14"><text:tab/><text:tab/><text:tab/>Lasten päivän säätiö, kesä 2009</text:p>
      <text:p text:style-name="P4">Linnanmäen ensiapupisteen hoitaja</text:p>
      <text:p text:style-name="P4"/>
      <text:p text:style-name="P13"><text:span text:style-name="T2"><text:tab/><text:tab/><text:tab/>Video Filmtown</text:span>, 2<text:span text:style-name="T2">.7.2007 – 30.6.2008</text:span></text:p>
      <text:p text:style-name="P4">Myyjä</text:p>
      <text:p text:style-name="P4"/>
      <text:p text:style-name="P15"><text:tab/><text:tab/><text:tab/>K-Citymarket, 11/2006 – 06/2007</text:p>
      <text:p text:style-name="P4">kassanhoitaj<text:span text:style-name="T7">a</text:span></text:p>
      <text:p text:style-name="P11"/>
      <text:p text:style-name="P11"/>
      <text:p text:style-name="P4"/>
      <text:p text:style-name="P4"/>
      <text:p text:style-name="P16">KIELITAITO</text:p>
      <text:p text:style-name="P3">suomi <text:tab/><text:tab/><text:tab/>äidinkieli</text:p>
      <text:p text:style-name="P3"><text:soft-page-break/>englanti <text:tab/><text:tab/>erinomainen</text:p>
      <text:p text:style-name="P3">ruotsi<text:tab/><text:tab/><text:tab/>tyydyttäv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26:00.67</meta:creation-date>
    <dc:date>2019-11-29T19:03:13.850000000</dc:date>
    <meta:editing-duration>PT21H42M17S</meta:editing-duration>
    <meta:editing-cycles>19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35" meta:word-count="86" meta:character-count="811" meta:non-whitespace-character-count="708"/>
  </office:meta>
</office:document-meta>
</file>